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KeyObjectFactory.getObjectInstance( Object refObj , Name name , Context context , Hashtable en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stanceKeyObjectFactory.deserialize(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ceKeyObjectFactory.clos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ceKeyObjectFactory.registerNewInstance( InstanceKeyDataSource 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stanceKeyObjectFactory.setCommonProperties( Reference ref , InstanceKeyDataSource ikd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InstanceKeyObjectFactory.removeInstanc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